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color="#000000"/>
    </style:style>
    <style:style style:name="P19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/2023<text:bookmark-end text:name="Text14"/></text:p>
            <text:p text:style-name="Normální">KVOP-6596/2023<text:bookmark-end text:name="Text2"/></text:p>
            <text:p text:style-name="Normální"><text:bookmark-start text:name="Text6"/>17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Mgr.<text:s/><text:bookmark-end text:name="Text7"/>J. V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magistře,</text:p>
      <text:p text:style-name="Základnítext">dne<text:s/><text:span text:style-name="T18">15. února 2023</text:span><text:s/>obdržela Kancelář veřejného ochránce práv Vaši žádost o informace. Žádáte o zaslání sborníku stanovisek veřejného ochránce práv v oblasti vězenství a Listiny základních práv a svobod. Uvedené zasílám v příloze.</text:p>
      <text:p text:style-name="Základnítext">S pozdravem</text:p>
      <text:p text:style-name="Základnítext"/>
      <text:p text:style-name="Základnítext"/>
      <text:p text:style-name="Základnítext"/>
      <text:p text:style-name="P19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Normální"/>
      <text:p text:style-name="Normální"/>
      <text:p text:style-name="Příloha"/>
      <text:p text:style-name="Příloha">Přílohy</text:p>
      <text:p text:style-name="Normální">Sborník stanovisek veřejného ochránce práv<text:s/>– Vězeňství II<text:s/></text:p>
      <text:p text:style-name="Normální">Listina základních práv a svobod</text:p>
      <text:p text:style-name="Normální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B9YU*</text:span></text:p>
        <text:p text:style-name="P12"><text:span text:style-name="T13">KVOPX00DB9YU</text:span>KVOPX00DB9Y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3-14T09:30:00Z</meta:creation-date>
    <dc:date>2023-04-18T10:13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96" meta:character-count="667" meta:row-count="4" meta:non-whitespace-character-count="572"/>
  </office:meta>
</office:document-meta>
</file>